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Range.setEndDate( Date end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Range.getEnd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Range.getStar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Range.setStartDate( Date start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